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3ea3" officeooo:paragraph-rsid="001f3ea3"/>
    </style:style>
    <style:style style:name="P2" style:family="paragraph" style:parent-style-name="Standard">
      <style:paragraph-properties fo:text-align="justify" style:justify-single-word="false"/>
      <style:text-properties officeooo:rsid="001f3ea3" officeooo:paragraph-rsid="001f3ea3"/>
    </style:style>
    <style:style style:name="P3" style:family="paragraph" style:parent-style-name="Standard">
      <style:paragraph-properties fo:text-align="justify" style:justify-single-word="false"/>
      <style:text-properties officeooo:rsid="001f3ea3" officeooo:paragraph-rsid="0020e265"/>
    </style:style>
    <style:style style:name="P4" style:family="paragraph" style:parent-style-name="Standard">
      <style:paragraph-properties fo:text-align="justify" style:justify-single-word="false"/>
      <style:text-properties officeooo:rsid="0020395a" officeooo:paragraph-rsid="00211cb7"/>
    </style:style>
    <style:style style:name="P5" style:family="paragraph" style:parent-style-name="Standard">
      <style:paragraph-properties fo:text-align="justify" style:justify-single-word="false"/>
      <style:text-properties officeooo:rsid="001f6013" officeooo:paragraph-rsid="00211cb7"/>
    </style:style>
    <style:style style:name="P6" style:family="paragraph" style:parent-style-name="Standard">
      <style:paragraph-properties fo:text-align="justify" style:justify-single-word="false"/>
      <style:text-properties officeooo:rsid="0021d20f" officeooo:paragraph-rsid="0021d20f"/>
    </style:style>
    <style:style style:name="P7" style:family="paragraph" style:parent-style-name="Standard">
      <style:paragraph-properties fo:text-align="justify" style:justify-single-word="false"/>
      <style:text-properties officeooo:rsid="002302bf" officeooo:paragraph-rsid="002302bf"/>
    </style:style>
    <style:style style:name="P8" style:family="paragraph" style:parent-style-name="Standard">
      <style:paragraph-properties fo:text-align="justify" style:justify-single-word="false"/>
      <style:text-properties officeooo:rsid="002416a8" officeooo:paragraph-rsid="002416a8"/>
    </style:style>
    <style:style style:name="P9" style:family="paragraph" style:parent-style-name="Standard">
      <style:text-properties officeooo:rsid="0011ce8b" officeooo:paragraph-rsid="0025356d"/>
    </style:style>
    <style:style style:name="P10" style:family="paragraph" style:parent-style-name="Standard">
      <style:paragraph-properties fo:text-align="justify" style:justify-single-word="false"/>
      <style:text-properties officeooo:rsid="0011ce8b" officeooo:paragraph-rsid="0025356d"/>
    </style:style>
    <style:style style:name="P11" style:family="paragraph" style:parent-style-name="Standard">
      <style:text-properties officeooo:rsid="000e68cf" officeooo:paragraph-rsid="0025356d"/>
    </style:style>
    <style:style style:name="P12" style:family="paragraph" style:parent-style-name="Standard">
      <style:text-properties officeooo:rsid="000f98f5" officeooo:paragraph-rsid="0025356d"/>
    </style:style>
    <style:style style:name="P13" style:family="paragraph" style:parent-style-name="Standard">
      <style:text-properties officeooo:paragraph-rsid="0025356d"/>
    </style:style>
    <style:style style:name="P14" style:family="paragraph" style:parent-style-name="Standard">
      <style:paragraph-properties fo:text-align="justify" style:justify-single-word="false"/>
      <style:text-properties officeooo:rsid="0025356d" officeooo:paragraph-rsid="0025356d"/>
    </style:style>
    <style:style style:name="P15" style:family="paragraph" style:parent-style-name="Standard">
      <style:paragraph-properties fo:text-align="justify" style:justify-single-word="false"/>
      <style:text-properties officeooo:rsid="0026c7ce" officeooo:paragraph-rsid="0026c7ce"/>
    </style:style>
    <style:style style:name="P16" style:family="paragraph" style:parent-style-name="Standard">
      <style:paragraph-properties fo:text-align="justify" style:justify-single-word="false"/>
      <style:text-properties officeooo:paragraph-rsid="002302bf"/>
    </style:style>
    <style:style style:name="P17" style:family="paragraph" style:parent-style-name="Standard">
      <style:paragraph-properties fo:text-align="justify" style:justify-single-word="false"/>
      <style:text-properties officeooo:paragraph-rsid="002416a8"/>
    </style:style>
    <style:style style:name="P18" style:family="paragraph" style:parent-style-name="Standard">
      <style:paragraph-properties fo:text-align="justify" style:justify-single-word="false"/>
      <style:text-properties officeooo:rsid="0028ea87" officeooo:paragraph-rsid="0028ea87"/>
    </style:style>
    <style:style style:name="P19" style:family="paragraph" style:parent-style-name="Standard">
      <style:paragraph-properties fo:text-align="justify" style:justify-single-word="false"/>
      <style:text-properties officeooo:rsid="0028fa93" officeooo:paragraph-rsid="0028fa93"/>
    </style:style>
    <style:style style:name="P20" style:family="paragraph" style:parent-style-name="Standard">
      <style:paragraph-properties fo:text-align="justify" style:justify-single-word="false"/>
      <style:text-properties fo:color="#c9211e" officeooo:rsid="00293095" officeooo:paragraph-rsid="00293095"/>
    </style:style>
    <style:style style:name="P21" style:family="paragraph" style:parent-style-name="Standard">
      <style:paragraph-properties fo:text-align="justify" style:justify-single-word="false"/>
      <style:text-properties officeooo:rsid="0028fa93" officeooo:paragraph-rsid="0028fa93"/>
    </style:style>
    <style:style style:name="P22" style:family="paragraph" style:parent-style-name="Standard">
      <style:paragraph-properties fo:text-align="justify" style:justify-single-word="false"/>
      <style:text-properties officeooo:rsid="002d9278" officeooo:paragraph-rsid="002d9278"/>
    </style:style>
    <style:style style:name="P23" style:family="paragraph" style:parent-style-name="Standard">
      <style:paragraph-properties fo:text-align="justify" style:justify-single-word="false"/>
      <style:text-properties officeooo:rsid="002a8911" officeooo:paragraph-rsid="002a8911"/>
    </style:style>
    <style:style style:name="P24" style:family="paragraph" style:parent-style-name="Standard">
      <style:paragraph-properties fo:text-align="justify" style:justify-single-word="false"/>
      <style:text-properties officeooo:rsid="002de6ef" officeooo:paragraph-rsid="002de6ef"/>
    </style:style>
    <style:style style:name="P25" style:family="paragraph" style:parent-style-name="Standard">
      <style:paragraph-properties fo:text-align="justify" style:justify-single-word="false"/>
      <style:text-properties officeooo:rsid="0030354d" officeooo:paragraph-rsid="0030354d"/>
    </style:style>
    <style:style style:name="T1" style:family="text">
      <style:text-properties officeooo:rsid="001f6013"/>
    </style:style>
    <style:style style:name="T2" style:family="text">
      <style:text-properties officeooo:rsid="0020395a"/>
    </style:style>
    <style:style style:name="T3" style:family="text">
      <style:text-properties officeooo:rsid="0020e265"/>
    </style:style>
    <style:style style:name="T4" style:family="text">
      <style:text-properties officeooo:rsid="00211cb7"/>
    </style:style>
    <style:style style:name="T5" style:family="text">
      <style:text-properties officeooo:rsid="0021d20f"/>
    </style:style>
    <style:style style:name="T6" style:family="text">
      <style:text-properties officeooo:rsid="002302bf"/>
    </style:style>
    <style:style style:name="T7" style:family="text">
      <style:text-properties officeooo:rsid="002416a8"/>
    </style:style>
    <style:style style:name="T8" style:family="text">
      <style:text-properties officeooo:rsid="000f1540"/>
    </style:style>
    <style:style style:name="T9" style:family="text">
      <style:text-properties officeooo:rsid="00101ba0"/>
    </style:style>
    <style:style style:name="T10" style:family="text">
      <style:text-properties officeooo:rsid="0026c7ce"/>
    </style:style>
    <style:style style:name="T11" style:family="text">
      <style:text-properties officeooo:rsid="00273b0f"/>
    </style:style>
    <style:style style:name="T12" style:family="text">
      <style:text-properties officeooo:rsid="0028fa93"/>
    </style:style>
    <style:style style:name="T13" style:family="text">
      <style:text-properties officeooo:rsid="00293095"/>
    </style:style>
    <style:style style:name="T14" style:family="text">
      <style:text-properties officeooo:rsid="002a8911"/>
    </style:style>
    <style:style style:name="T15" style:family="text">
      <style:text-properties officeooo:rsid="002bc831"/>
    </style:style>
    <style:style style:name="T16" style:family="text">
      <style:text-properties officeooo:rsid="002d9278"/>
    </style:style>
    <style:style style:name="T17" style:family="text">
      <style:text-properties fo:color="#000000"/>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2f95ec"/>
    </style:style>
    <style:style style:name="T21" style:family="text">
      <style:text-properties officeooo:rsid="0031e0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cript</text:p>
      <text:p text:style-name="P2"><text:span text:style-name="T1">M</text:span>y name is Vimal Vinod <text:span text:style-name="T1">and I’m going to talk</text:span> about Graph Colouring Algorithms.</text:p>
      <text:p text:style-name="P2"/>
      <text:p text:style-name="P5">A Graph is a mathematical object G = (V, E) composed of a vertex set V, which is a finite non-empty set of elements known as vertices or nodes, and an edge set E, which is a set of two element subsets of V knows as edges. Or ins other words a bunch of dots and <text:span text:style-name="T4">lines</text:span>.</text:p>
      <text:p text:style-name="P5"/>
      <text:p text:style-name="P4">Graph Colouring is the assignment of colour to <text:span text:style-name="T10">some part of </text:span>a graph <text:span text:style-name="T10">most commonly the vertices</text:span>. <text:span text:style-name="T4">O</text:span>ften these colours are <text:span text:style-name="T4">denoted by</text:span> <text:span text:style-name="T4">integers</text:span>. A colouring is proper if it has no clashes. A graph has a k-colouring if it has a proper colouring that <text:span text:style-name="T15">is complete and </text:span><text:s/>uses k colours.</text:p>
      <text:p text:style-name="P4"/>
      <text:p text:style-name="P15">If to vertices that are connected by an edge share the same colour it is known as a clash.</text:p>
      <text:p text:style-name="P4"/>
      <text:p text:style-name="P2">I became interested in graph colouring after watching a numberphile video on the four colour theore<text:span text:style-name="T4">m. The theorem states that any </text:span><text:span text:style-name="T5">planar graph </text:span><text:span text:style-name="T4">can be coloured in </text:span><text:span text:style-name="T5">4 colours or less. A graph is planar if and only if it has a planar embedding which means it can be drawn without any edge crossings.</text:span></text:p>
      <text:p text:style-name="P2"/>
      <text:p text:style-name="P6">One very interesting result about planar graphs known as Fáry’s theorem states that every simple planar graph has at least one planar embedding that can be drawn with <text:span text:style-name="T6">all its edges as straight line segments.</text:span></text:p>
      <text:p text:style-name="P6"/>
      <text:p text:style-name="P6"/>
      <text:p text:style-name="P2"/>
      <text:p text:style-name="P3">The field of Graph Theory was discovered by Euler <text:span text:style-name="T2">whilst he was</text:span> solv<text:span text:style-name="T2">ing</text:span> the seven bridges of königsberg problem.</text:p>
      <text:p text:style-name="P3"/>
      <text:p text:style-name="P3">The problem involve<text:span text:style-name="T1">s</text:span> finding a route through the town of königsberg that crosse<text:span text:style-name="T1">s</text:span> each of its bridges exactly once. <text:span text:style-name="T3">The town consists of 4 land masses connected in total by 7 different bridges.</text:span></text:p>
      <text:p text:style-name="P2"/>
      <text:p text:style-name="P16"><text:span text:style-name="T6">Euler proved </text:span><text:span text:style-name="T10">that finding such a route</text:span><text:span text:style-name="T6"> was impossible by first abstracting the land masses to dots and the bridges into lines to create a graph. He then argued that a walk that crosses each edge exactly once, known as an Eulerian </text:span><text:span text:style-name="T10">trail</text:span><text:span text:style-name="T6"> could not exist </text:span><text:span text:style-name="T7">because of a property of each vertex known as its degree</text:span><text:span text:style-name="T6">.</text:span></text:p>
      <text:p text:style-name="P7"/>
      <text:p text:style-name="P8">The degree of a vertex is the number of edges incident to it.</text:p>
      <text:p text:style-name="P8"/>
      <text:p text:style-name="P17"><text:span text:style-name="T7">Euler argued that if </text:span><text:span text:style-name="T10">a graph had an Euilerian trail that began out </text:span><text:span text:style-name="T7">outside a </text:span><text:span text:style-name="T10">vertex</text:span><text:span text:style-name="T7"> of even degree you would not be able to end inside </text:span><text:span text:style-name="T10">and if it began outside</text:span><text:span text:style-name="T7"> of </text:span><text:span text:style-name="T10">a vertex with</text:span><text:span text:style-name="T7"> odd degree </text:span><text:span text:style-name="T10">it must end inside it</text:span><text:span text:style-name="T7">.</text:span></text:p>
      <text:p text:style-name="P8"/>
      <text:p text:style-name="P8"/>
      <text:p text:style-name="P14">The graph colouring problem involves <text:span text:style-name="T11">the smallest number k such that the graph is k-colourable.</text:span></text:p>
      <text:p text:style-name="P8"/>
      <text:p text:style-name="P11">One possible method of solving the graph colouring problem in to check through every possibility. This method is known as brute forcing and is guaranteed to find a solution. Assuming we <text:span text:style-name="T8">check</text:span> of n colours for n of the <text:span text:style-name="T8">vertices we get a solution space of n^n different graphs.</text:span></text:p>
      <text:p text:style-name="P11"/>
      <text:p text:style-name="P12">If we take into account the symmetry that exists in the colourings of a graph we can reduce the solution space by a factor of k! where k is the number of colours used.</text:p>
      <text:p text:style-name="P13"/>
      <text:p text:style-name="P12"><text:soft-page-break/>Our new solution space can be though<text:span text:style-name="T9">t</text:span> of as all the ways <text:span text:style-name="T9">the vertex </text:span>set can be partitioned into non-empty subsets <text:span text:style-name="T9">(colour classes)</text:span>.</text:p>
      <text:p text:style-name="P12"/>
      <text:p text:style-name="P9">Sterling numbers of the second kind {n of k} define the number of ways of partitioning n items into k non-empty subsets.</text:p>
      <text:p text:style-name="P9"/>
      <text:p text:style-name="P10">The sum of the sterling number of the second kind from 1 to n gives the nth bell number.</text:p>
      <text:p text:style-name="P10"/>
      <text:p text:style-name="P19"/>
      <text:p text:style-name="P19">But even the bell numbers grow much faster than <text:span text:style-name="T13">polynomials. This means that any algorithms we make must drastically reduce the solution space to have any practical use. </text:span><text:span text:style-name="T14">And this requires the use of heuristics.</text:span></text:p>
      <text:p text:style-name="P19"/>
      <text:p text:style-name="P19"/>
      <text:p text:style-name="P22">Algorithms</text:p>
      <text:p text:style-name="P22">Now I am going to talk about different graph colouring algorithms.</text:p>
      <text:p text:style-name="P18"/>
      <text:p text:style-name="P18">The simplest and most fundamental graph colouring algorithm is the greedy colouring algorithm. Greedy is a sequential colouring algorithm <text:span text:style-name="T12">and works by </text:span><text:span text:style-name="T13">taking an ordered list of vertices and </text:span><text:span text:style-name="T12">colouring each vertex the least </text:span><text:span text:style-name="T13">colour</text:span><text:span text:style-name="T12"> it can whilst avoiding a clash. </text:span><text:span text:style-name="T16">In algorithms colours are represented by numbers.</text:span></text:p>
      <text:p text:style-name="P18"/>
      <text:p text:style-name="P20"><text:span text:style-name="T17">It is proven that there exists at least one ordering of vertices that, when fed into greedy results in an optimal colouring. </text:span><text:span text:style-name="T14">This is because feeding vertices into greedy ordered by colour classes does not increase the number of colours required. This means feeding any optimal colouring’s colour classes into greedy will give an optimal colouring.</text:span></text:p>
      <text:p text:style-name="P20"/>
      <text:p text:style-name="P23">Dsatur</text:p>
      <text:p text:style-name="P22">The name DSatur comes from <text:span text:style-name="T18">degree of saturation</text:span><text:span text:style-name="T19"> which is what </text:span><text:s/>The saturation of a vertex is the number of coloured vertices next to it.</text:p>
      <text:p text:style-name="P23"/>
      <text:p text:style-name="P22">Recursive Largest First</text:p>
      <text:p text:style-name="P22"/>
      <text:p text:style-name="P22"/>
      <text:p text:style-name="P25">←</text:p>
      <text:p text:style-name="P24">I will explain graph colouring in a simplest way if you are given three colours for the first verte<text:span text:style-name="T20">x</text:span> choose the first colour then go <text:span text:style-name="T20">to</text:span> the nearest vertex then if that is not possible c<text:span text:style-name="T20">ho</text:span>ose a different colour if t<text:span text:style-name="T20">h</text:span>is not possible choose a different colour.</text:p>
      <text:p text:style-name="P24">→</text:p>
      <text:p text:style-name="P24"/>
      <text:p text:style-name="P25">Try to explain graph <text:span text:style-name="T21">in simple terms like that Bali person using graph colouring</text:span>.</text:p>
      <text:p text:style-name="P25"/>
      <text:p text:style-name="P25">←</text:p>
      <text:p text:style-name="P25">PowerPoint in round vertices round if I have there.</text:p>
      <text:p text:style-name="P25">Second we give them time toe think and.</text:p>
      <text:p text:style-name="P25">→</text:p>
      <text:p text:style-name="P25"/>
      <text:p text:style-name="P25">Mum’s idea was to create an interactive kind of PowerPoint presentation but I don’t think that would be a good ide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1:47:26.096212437</meta:creation-date>
    <dc:date>2021-02-22T22:56:57.342430037</dc:date>
    <meta:editing-duration>PT4H38M32S</meta:editing-duration>
    <meta:editing-cycles>4</meta:editing-cycles>
    <meta:generator>LibreOffice/6.4.6.2$Linux_X86_64 LibreOffice_project/40$Build-2</meta:generator>
    <meta:document-statistic meta:table-count="0" meta:image-count="0" meta:object-count="0" meta:page-count="2" meta:paragraph-count="35" meta:word-count="842" meta:character-count="4639" meta:non-whitespace-character-count="3830"/>
  </office:meta>
</office:document-meta>
</file>